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size="14pt" style:font-size-asian="14pt" style:font-size-complex="14pt"/>
    </style:style>
    <style:style style:name="P3" style:family="paragraph" style:parent-style-name="Standard">
      <style:paragraph-properties fo:text-align="center" style:justify-single-word="false"/>
      <style:text-properties fo:font-size="16pt" style:font-size-asian="16pt" style:font-size-complex="16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Gruppelogg Futhark <text:s/>-DAG 12</text:p>
      <text:p text:style-name="P2"/>
      <text:p text:style-name="P2"/>
      <text:p text:style-name="P2">Dagen idag har vore ein typisk jobbedag, der gruppa har vore delt i to. Ein del har holdt på med eksperimenter med steiking av bacon, Joachim, mens Turid, Åsmund og Knut har fortsatt med programmeringa av varmelikninga og transportlikninga.</text:p>
      <text:p text:style-name="P2"/>
      <text:p text:style-name="P2">Turid, Åsmund og Knut har funnet ein god flyt i arbeidet og implementeringa av <text:s/>likningene. Åsmund har god kontroll på fysikken bak likningene, som blir diskretisert av Turid og implementert av Knut. Ved innføring av ein ny likning, idag var det transportlikninga, tar det ikkje lang tid før den er ferdig implementert av Knut og klart til å kjøres. Det gode samarbeide grunner mykje i at dei tre fagretningene data, fysikk og matte er lett kompatible og utfyller kvarandre. Me har alle eit godt innblikk i dei ulike retningene, og syns dermed det er spennende å sjå på kva dei som har spesialisert seg i faget kan.</text:p>
      <text:p text:style-name="P2"/>
      <text:p text:style-name="P2">Paul har vore heime sjuk. Han sendte melding på forhand, i hånd med gruppekontrakten. Spesielt Joachim merka at Paul var fraværende idag, då dei har arbeidet saman med eksperimenta dei siste dagene. Joachim måtte dermed gjennomføre prosjekta på egen hånd, som gjor at det tok litt lengre tid enn vanleg. Me utfører imidlertidig alle forsøk i samme rom som me sitt ogjobber, så Joachim var fortsatt innvolvert i samholdet i gruppa.</text:p>
      <text:p text:style-name="P2"/>
      <text:p text:style-name="P2">Me har og hatt framføring av grupperapport og prossessrapport idag. Gruppa er fornøyd med egen innsats, då me fekk sagt det me skulle innenfor dei rammene som var gitt. I ein slik situasjon merkar me og at den tryggheten og innbyrde tilliten me har i gruppa er med å bidrar til ein større trygghet i framføringa. Det at me veit me har tillit frå gruppa gjer at me tør å improvisere meir i framføringa, noko som gjør framføringa meir levende. Me merker og at dei andre på gruppene følgjer med på kva ein seier når ein framføring, og er flinke til å hjelpe ein vidare dersom ein sett seg fast på eit ord eller setning. Dette virker som ei «sikringsline» som gjer at me tør å gå litt utenfor våre respektiove komfortsoner. <text:s/>Me klarte og å beholde humoren me har i ellers i gruppa, noko som gjer at spenninga blant dei gruppemedlemmer som er ukomfortable med å stå foran ein mengde blir lavare. «Humor tends to promote cohesiveness and reduce tension in groups» (Bloch, Browning McGrath 198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n"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n"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urid </meta:initial-creator>
    <meta:creation-date>2011-03-30T15:32:42.82</meta:creation-date>
    <dc:date>2011-03-30T16:36:31.40</dc:date>
    <dc:creator>Turid </dc:creator>
    <meta:editing-duration>PT01H03M57S</meta:editing-duration>
    <meta:editing-cycles>8</meta:editing-cycles>
    <meta:generator>OpenOffice.org/3.2$Win32 OpenOffice.org_project/320m18$Build-9502</meta:generator>
    <meta:document-statistic meta:table-count="0" meta:image-count="0" meta:object-count="0" meta:page-count="1" meta:paragraph-count="5" meta:word-count="398" meta:character-count="2300"/>
  </office:meta>
</office:document-meta>
</file>